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WebResponseBuilderTests.constructorWithNull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WebResponseBuilderTests.buildWeb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WebResponseBuilderTests.build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WebResponseBuilderTests.buildStatusWithCustom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WebResponseBuilderTests.buildStatusNot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WebResponseBuilderTests.buildConten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WebResponseBuilderTests.constructorWithNullWeb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WebResponseBuilderTests.buildResponseHeadersNullDomainDefaul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WebResponseBuilderTests.build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WebResponseBuilderTests.build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WebResponseBuilderTests.build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ockWebResponseBuil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